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ab1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ab4</text:p>
          </table:table-cell>
          <table:table-cell office:value-type="string" calcext:value-type="string">
            <text:p>total</text:p>
          </table:table-cell>
          <table:table-cell table:style-name="ce1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88.225" calcext:value-type="float">
            <text:p>88.225</text:p>
          </table:table-cell>
          <table:table-cell table:style-name="ce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63.9" calcext:value-type="float">
            <text:p>63.9</text:p>
          </table:table-cell>
          <table:table-cell table:style-name="ce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591" calcext:value-type="float">
            <text:p>75.591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166" calcext:value-type="float">
            <text:p>75.166</text:p>
          </table:table-cell>
          <table:table-cell table:style-name="ce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.005" calcext:value-type="float">
            <text:p>60.005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175" calcext:value-type="float">
            <text:p>75.175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0.15" calcext:value-type="float">
            <text:p>60.15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2.125" calcext:value-type="float">
            <text:p>62.125</text:p>
          </table:table-cell>
          <table:table-cell table:style-name="ce1"/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74.525" calcext:value-type="float">
            <text:p>74.525</text:p>
          </table:table-cell>
          <table:table-cell table:style-name="ce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7.25" calcext:value-type="float">
            <text:p>77.25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75.325" calcext:value-type="float">
            <text:p>75.325</text:p>
          </table:table-cell>
          <table:table-cell table:style-name="ce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.175" calcext:value-type="float">
            <text:p>75.175</text:p>
          </table:table-cell>
          <table:table-cell table:style-name="ce1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.825" calcext:value-type="float">
            <text:p>60.825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table:style-name="ce2" table:number-columns-repeated="5"/>
          <table:table-cell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60.6" calcext:value-type="float">
            <text:p>60.6</text:p>
          </table:table-cell>
          <table:table-cell table:style-name="ce1"/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60.6" calcext:value-type="float">
            <text:p>60.6</text:p>
          </table:table-cell>
          <table:table-cell table:style-name="ce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1.05" calcext:value-type="float">
            <text:p>61.05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84.015" calcext:value-type="float">
            <text:p>84.0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88" calcext:value-type="float">
            <text:p>77.88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.65" calcext:value-type="float">
            <text:p>75.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.205" calcext:value-type="float">
            <text:p>91.205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table:number-columns-repeated="3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60.6375" calcext:value-type="float">
            <text:p>60.63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1.275" calcext:value-type="float">
            <text:p>31.2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60.5625" calcext:value-type="float">
            <text:p>60.56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5.04" calcext:value-type="float">
            <text:p>75.04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22.3" calcext:value-type="float">
            <text:p>22.3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475" calcext:value-type="float">
            <text:p>68.4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.8" calcext:value-type="float">
            <text:p>60.8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.225" calcext:value-type="float">
            <text:p>60.22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6" calcext:value-type="float">
            <text:p>75.6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75.4875" calcext:value-type="float">
            <text:p>75.48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75.225" calcext:value-type="float">
            <text:p>75.225</text:p>
          </table:table-cell>
          <table:table-cell/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  <table:table-cell office:value-type="float" office:value="79.6" calcext:value-type="float">
            <text:p>79.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0.75" calcext:value-type="float">
            <text:p>60.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61.525" calcext:value-type="float">
            <text:p>61.525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.07" calcext:value-type="float">
            <text:p>4.07</text:p>
          </table:table-cell>
          <table:table-cell office:value-type="float" office:value="4.3" calcext:value-type="float">
            <text:p>4.3</text:p>
          </table:table-cell>
          <table:table-cell office:value-type="float" office:value="75.22" calcext:value-type="float">
            <text:p>75.2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0.9" calcext:value-type="float">
            <text:p>60.9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.475" calcext:value-type="float">
            <text:p>60.475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75.6" calcext:value-type="float">
            <text:p>75.6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68.65" calcext:value-type="float">
            <text:p>68.65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68.05" calcext:value-type="float">
            <text:p>68.05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2.0075" calcext:value-type="float">
            <text:p>62.00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style-name="ce2"/>
          <table:table-cell office:value-type="float" office:value="60.05" calcext:value-type="float">
            <text:p>60.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3.3" calcext:value-type="float">
            <text:p>3.3</text:p>
          </table:table-cell>
          <table:table-cell office:value-type="float" office:value="63.275" calcext:value-type="float">
            <text:p>63.275</text:p>
          </table:table-cell>
          <table:table-cell/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725" calcext:value-type="float">
            <text:p>75.725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875" calcext:value-type="float">
            <text:p>75.8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0.25" calcext:value-type="float">
            <text:p>70.25</text:p>
          </table:table-cell>
          <table:table-cell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72.625" calcext:value-type="float">
            <text:p>72.625</text:p>
          </table:table-cell>
          <table:table-cell/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  <table:table-cell table:style-name="Default"/>
          <table:table-cell/>
        </table:table-row>
        <table:table-row table:style-name="ro1">
          <table:table-cell table:number-columns-repeated="2"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61.95" calcext:value-type="float">
            <text:p>61.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16" calcext:value-type="float">
            <text:p>75.2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.6" calcext:value-type="float">
            <text:p>60.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.35" calcext:value-type="float">
            <text:p>60.35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.7" calcext:value-type="float">
            <text:p>60.7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1.95" calcext:value-type="float">
            <text:p>61.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75.15" calcext:value-type="float">
            <text:p>75.15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60.725" calcext:value-type="float">
            <text:p>60.725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3.4375" calcext:value-type="float">
            <text:p>63.4375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2.98" calcext:value-type="float">
            <text:p>62.9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.8" calcext:value-type="float">
            <text:p>60.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75.441" calcext:value-type="float">
            <text:p>75.44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65.525" calcext:value-type="float">
            <text:p>65.525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.775" calcext:value-type="float">
            <text:p>60.7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8:39:14.236369304</meta:creation-date>
    <dc:date>2016-11-08T18:49:36.945507196</dc:date>
    <meta:editing-duration>PT2S</meta:editing-duration>
    <meta:editing-cycles>1</meta:editing-cycles>
    <meta:document-statistic meta:table-count="1" meta:cell-count="439" meta:object-count="0"/>
    <meta:generator>LibreOffice/5.2.2.2.0$Linux_X86_64 LibreOffice_project/20m0$Build-2</meta:generator>
  </office:meta>
</office:document-meta>
</file>